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row>
                <mrow>
                  <mfenced open="(" close=")"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,</mi>
                      <msub>
                        <mi>x</mi>
                        <mn>3</mn>
                      </msub>
                      <mi>,</mi>
                      <msub>
                        <mi>x</mi>
                        <mn>4</mn>
                      </msub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a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3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4</mn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〈" close="〉">
                  <mrow>
                    <mrow>
                      <msub>
                        <mi>x</mi>
                        <mi>i</mi>
                      </msub>
                    </mrow>
                    <mo stretchy="false">∣</mo>
                    <mrow>
                      <msub>
                        <mi>a</mi>
                        <mi>i</mi>
                      </msub>
                    </mrow>
                  </mrow>
                </mfenced>
              </mrow>
              <mo stretchy="false">=</mo>
              <msub>
                <mi>x</mi>
                <mn>1</mn>
              </msub>
            </mrow>
            <mrow>
              <msub>
                <mi>a</mi>
                <mn>1</mn>
              </msub>
              <mo stretchy="false">+</mo>
              <msub>
                <mi>x</mi>
                <mn>2</mn>
              </msub>
            </mrow>
            <mrow>
              <msub>
                <mi>a</mi>
                <mn>2</mn>
              </msub>
              <mo stretchy="false">+</mo>
              <msub>
                <mi>x</mi>
                <mn>3</mn>
              </msub>
            </mrow>
            <mrow>
              <msub>
                <mi>a</mi>
                <mn>3</mn>
              </msub>
              <mo stretchy="false">=</mo>
              <mi>S</mi>
            </mrow>
          </mrow>
        </mtd>
      </mtr>
      <mtr>
        <mtd>
          <mrow/>
        </mtd>
      </mtr>
      <mtr>
        <mtd>
          <mrow>
            <mtext>Basis mal Ortsvektor:</mtext>
          </mrow>
        </mtd>
      </mtr>
      <mtr>
        <mtd>
          <mrow>
            <mtext>Matrixmultiplikation der Basis mal Ortsvektor</mtext>
            <mi mathvariant="normal">:</mi>
          </mrow>
        </mtd>
      </mtr>
      <mtr>
        <mtd>
          <mrow>
            <mrow>
              <mrow>
                <mrow>
                  <mfenced open="(" close=")">
                    <mrow>
                      <mtable>
                        <mtr>
                          <mtd>
                            <mrow>
                              <mo stretchy="false">α</mo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β</mo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γ</mo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</mtr>
                        <mtr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n>0</mn>
                            </mrow>
                          </mtd>
                          <mtd>
                            <mrow>
                              <mo stretchy="false">δ</mo>
                            </mrow>
                          </mtd>
                        </mtr>
                      </mtable>
                    </mrow>
                  </mfenced>
                  <mo stretchy="false">⋅</mo>
                  <mfenced open="(" close=")">
                    <mrow>
                      <mtable>
                        <mtr>
                          <mtd>
                            <mrow>
                              <msub>
                                <mi>a</mi>
                                <mn>1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2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3</mn>
                              </msub>
                            </mrow>
                          </mtd>
                        </mtr>
                        <mtr>
                          <mtd>
                            <mrow>
                              <msub>
                                <mi>a</mi>
                                <mn>4</mn>
                              </msub>
                            </mrow>
                          </mtd>
                        </mtr>
                      </mtable>
                    </mrow>
                  </mfenced>
                </mrow>
                <mo stretchy="false">=</mo>
                <mfenced open="(" close=")">
                  <mrow>
                    <mtable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o stretchy="false">α</mo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o stretchy="false">β</mo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o stretchy="false">γ</mo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n>0</mn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  <mtr>
                        <mtd>
                          <mrow>
                            <mrow>
                              <mrow>
                                <mrow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1</mn>
                                    </msub>
                                  </mrow>
                                  <mo stretchy="false">+</mo>
                                  <mrow>
                                    <mn>0</mn>
                                    <mo stretchy="false">⋅</mo>
                                    <msub>
                                      <mi>a</mi>
                                      <mn>2</mn>
                                    </msub>
                                  </mrow>
                                </mrow>
                                <mo stretchy="false">+</mo>
                                <mrow>
                                  <mn>0</mn>
                                  <mo stretchy="false">⋅</mo>
                                  <msub>
                                    <mi>a</mi>
                                    <mn>3</mn>
                                  </msub>
                                </mrow>
                              </mrow>
                              <mo stretchy="false">+</mo>
                              <mrow>
                                <mo stretchy="false">δ</mo>
                                <mo stretchy="false">⋅</mo>
                                <msub>
                                  <mi>a</mi>
                                  <mn>4</mn>
                                </msub>
                              </mrow>
                            </mrow>
                          </mrow>
                        </mtd>
                      </mtr>
                    </mtable>
                  </mrow>
                </mfenced>
              </mrow>
              <mo stretchy="false">=</mo>
              <mfenced open="(" close=")">
                <mrow>
                  <mtable>
                    <mtr>
                      <mtd>
                        <mrow>
                          <mo stretchy="false">α</mo>
                          <msub>
                            <mi>a</mi>
                            <mn>1</mn>
                          </msub>
                        </mrow>
                      </mtd>
                    </mtr>
                    <mtr>
                      <mtd>
                        <mrow>
                          <mo stretchy="false">β</mo>
                          <msub>
                            <mi>a</mi>
                            <mstyle mathvariant="bold">
                              <mrow>
                                <mn>3</mn>
                              </mrow>
                            </mstyle>
                          </msub>
                        </mrow>
                      </mtd>
                    </mtr>
                    <mtr>
                      <mtd>
                        <mrow>
                          <mo stretchy="false">γ</mo>
                          <msub>
                            <mi>a</mi>
                            <mstyle mathvariant="bold">
                              <mrow>
                                <mn>2</mn>
                              </mrow>
                            </mstyle>
                          </msub>
                        </mrow>
                      </mtd>
                    </mtr>
                    <mtr>
                      <mtd>
                        <mrow>
                          <mo stretchy="false">δ</mo>
                          <msub>
                            <mi>a</mi>
                            <mn>4</mn>
                          </msub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row>
                <mfenced open="(" close=")"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fenced>
                <mo stretchy="false">⋅</mo>
                <mfenced open="(" close=")">
                  <mrow>
                    <mtable>
                      <mtr>
                        <mtd>
                          <mrow>
                            <mo stretchy="false">α</mo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β</mo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γ</mo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n>0</mn>
                          </mrow>
                        </mtd>
                        <mtd>
                          <mrow>
                            <mo stretchy="false">δ</mo>
                          </mrow>
                        </mtd>
                      </mtr>
                    </mtable>
                  </mrow>
                </mfenced>
              </mrow>
              <mo stretchy="false">=</mo>
              <mfenced open="(" close=")">
                <mrow>
                  <msub>
                    <mi>x</mi>
                    <mn>1</mn>
                  </msub>
                  <mo stretchy="false">α</mo>
                  <mi>,</mi>
                  <msub>
                    <mi>x</mi>
                    <mn>3</mn>
                  </msub>
                  <mo stretchy="false">γ</mo>
                  <mi>,</mi>
                  <msub>
                    <mi>x</mi>
                    <mn>2</mn>
                  </msub>
                  <mo stretchy="false">β</mo>
                  <mi>,</mi>
                  <msub>
                    <mi>x</mi>
                    <mn>4</mn>
                  </msub>
                  <mo stretchy="false">δ</mo>
                </mrow>
              </mfenced>
            </mrow>
          </mrow>
        </mtd>
      </mtr>
      <mtr>
        <mtd>
          <mrow>
            <mrow>
              <mrow>
                <mi/>
                <mo stretchy="false">=</mo>
                <mfenced open="(" close=")">
                  <mrow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o stretchy="false">α</mo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o stretchy="false">γ</mo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o stretchy="false">β</mo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n>0</mn>
                      </mrow>
                    </mrow>
                    <mi>,</mi>
                    <mrow>
                      <mrow>
                        <mrow>
                          <mrow>
                            <msub>
                              <mi>x</mi>
                              <mn>1</mn>
                            </msub>
                            <mo stretchy="false">⋅</mo>
                            <mn>0</mn>
                          </mrow>
                          <mo stretchy="false">+</mo>
                          <mrow>
                            <msub>
                              <mi>x</mi>
                              <mn>2</mn>
                            </msub>
                            <mo stretchy="false">⋅</mo>
                            <mn>0</mn>
                          </mrow>
                        </mrow>
                        <mo stretchy="false">+</mo>
                        <mrow>
                          <msub>
                            <mi>x</mi>
                            <mn>3</mn>
                          </msub>
                          <mo stretchy="false">⋅</mo>
                          <mn>0</mn>
                        </mrow>
                      </mrow>
                      <mo stretchy="false">+</mo>
                      <mrow>
                        <msub>
                          <mi>x</mi>
                          <mn>4</mn>
                        </msub>
                        <mo stretchy="false">⋅</mo>
                        <mo stretchy="false">δ</mo>
                      </mrow>
                    </mrow>
                  </mrow>
                </mfenced>
              </mrow>
              <mo stretchy="false">=</mo>
              <mi/>
            </mrow>
          </mrow>
        </mtd>
      </mtr>
      <mtr>
        <mtd>
          <mrow>
            <mrow>
              <mi/>
              <mo stretchy="false">=</mo>
              <mfenced open="(" close=")">
                <mrow>
                  <msub>
                    <mi>x</mi>
                    <mn>1</mn>
                  </msub>
                  <mo stretchy="false">α</mo>
                  <mi>,</mi>
                  <msub>
                    <mi>x</mi>
                    <mn>3</mn>
                  </msub>
                  <mo stretchy="false">γ</mo>
                  <mi>,</mi>
                  <msub>
                    <mi>x</mi>
                    <mn>2</mn>
                  </msub>
                  <mo stretchy="false">β</mo>
                  <mi>,</mi>
                  <msub>
                    <mi>x</mi>
                    <mn>4</mn>
                  </msub>
                  <mo stretchy="false">δ</mo>
                </mrow>
              </mfenced>
            </mrow>
          </mrow>
        </mtd>
      </mtr>
    </mtable>
    <annotation encoding="StarMath 5.0">left ( x_1 , x_2 , x_3 ,x_4 right ) cdot 
left ( stack{a_1 # a_2 # a_3 # a_4}  right ) =
left langle x_i mline a_i right rangle =
x_1 a_1 + x_2 a_2 + x_3 a_3 = S
newline
newline
"Basis mal Ortsvektor:" newline
"Matrixmultiplikation der Basis mal Ortsvektor": newline
left ( matrix{
%ialpha # 0 # 0 # 0 ##
0 # 0 # %ibeta # 0 ##
0 # %igamma # 0 # 0 ##
0 # 0 # 0 # %idelta} right ) cdot
left ( stack{a_1 # a_2 # a_3 # a_4}  right ) =
left ( stack{%ialpha cdot a_1 + 0 cdot a_2 + 0 cdot a_3 + 0 cdot a_4 #
0 cdot a_1 + 0 cdot a_2 + %ibeta cdot a_3 + 0 cdot a_4 #
0 cdot a_1 + %igamma cdot a_2 + 0 cdot a_3 + 0 cdot a_4 #
0 cdot a_1 + 0 cdot a_2 + 0 cdot a_3 + %idelta cdot a_4}  right ) =
left ( stack{%ialpha a_1 # %ibeta a_bold 3 # %igamma a_bold 2 # %idelta a_4}  right ) newline newline

left ( x_1 , x_2 , x_3 ,x_4 right ) cdot
left ( matrix{
%ialpha # 0 # 0 # 0 ##
0 # 0 # %ibeta # 0 ##
0 # %igamma # 0 # 0 ##
0 # 0 # 0 # %idelta} right )
= left (
x_1 %ialpha , 
x_3 %igamma ,
x_2 %ibeta ,
x_4 %idelta
right )
 newline `=
left (
x_1 cdot %ialpha + x_2 cdot 0 + x_3 cdot 0 + x_4 cdot 0 ,
x_1 cdot 0 + x_2 cdot 0 + x_3 cdot %igamma + x_4 cdot 0 ,
x_1 cdot 0 + x_2 cdot %ibeta + x_3 cdot 0 + x_4 cdot 0 ,
x_1 cdot 0 + x_2 cdot 0 + x_3 cdot 0 + x_4 cdot %idelta
right ) = ` newline
`= left (
x_1 %ialpha , 
x_3 %igamma ,
x_2 %ibeta ,
x_4 %idelta
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36:01.643000000</meta:creation-date>
    <meta:generator>LibreOffice/4.1.4.2$Windows_x86 LibreOffice_project/0a0440ccc0227ad9829de5f46be37cfb6edcf72</meta:generator>
  </office:meta>
</office:document-meta>
</file>